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1" style:family="text">
      <style:text-properties fo:font-size="36pt" style:font-size-asian="36pt" style:font-size-complex="36pt"/>
    </style:style>
    <style:style style:name="T2" style:family="text" style:parent-style-name="Strong_20_Emphasis">
      <style:text-properties fo:font-size="24pt" style:font-size-asian="24pt" style:font-size-complex="24pt"/>
    </style:style>
  </office:automatic-styles>
  <office:body>
    <office:text>
      <text:tracked-changes>
        <text:changed-region xml:id="ct936602000" text:id="ct936602000">
          <text:format-change loext:style-name="T2">
            <office:change-info>
              <dc:creator>Miklos Vajna</dc:creator>
              <dc:date>2025-08-19T16:08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 – originally strong+24pt, then quote+36pt: <text:change-start text:change-id="ct936602000"/><text:span text:style-name="Quote_20_Char"><text:span text:style-name="T1">test</text:span></text:span><text:change-end text:change-id="ct93660200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dc:creator>Miklos Vajna</dc:creator>
    <meta:editing-cycles>4</meta:editing-cycles>
    <meta:creation-date>2025-08-15T12:26:00</meta:creation-date>
    <dc:date>2025-08-19T14:08:00</dc:date>
    <meta:editing-duration>PT4M</meta:editing-duration>
    <meta:generator>Collabora_OfficeDev/25.04.5.1$Linux_X86_64 LibreOffice_project/87bc3e3db72733e9b987145a6584dccadcaf49ac</meta:generator>
    <meta:document-statistic meta:table-count="0" meta:image-count="0" meta:object-count="0" meta:page-count="1" meta:paragraph-count="1" meta:word-count="6" meta:character-count="52" meta:non-whitespace-character-count="46"/>
    <meta:user-defined meta:name="AppVersion">16.0000</meta:user-defined>
    <meta:template xlink:type="simple" xlink:actuate="onRequest" xlink:title="Normal" xlink:href=""/>
  </office:meta>
</office:document-meta>
</file>